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 style:list-style-name="L1">
      <style:graphic-properties draw:textarea-vertical-align="top" fo:min-height="18.439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DejaVu Sans Condensed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9 – Internet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ternet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Comment une information est communiquée d’un </text:span><text:span text:style-name="T3">appareil A à un appareil B en utilisant le réseau </text:span><text:span text:style-name="T3">Internet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ternet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1. Couche physique</text:span><text:span text:style-name="T3"><text:line-break/></text:span><text:span text:style-name="T3"><text:line-break/></text:span><text:span text:style-name="T3">2. Couche de liaison</text:span><text:span text:style-name="T3"><text:line-break/></text:span><text:span text:style-name="T3"><text:line-break/></text:span><text:span text:style-name="T3">3. Couche réseau</text:span><text:span text:style-name="T3"><text:line-break/></text:span><text:span text:style-name="T3"><text:line-break/></text:span><text:span text:style-name="T3">4. Couche de transport</text:span><text:span text:style-name="T3"><text:line-break/></text:span><text:span text:style-name="T3"><text:line-break/></text:span><text:span text:style-name="T3">5. Couche de présentation</text:span><text:span text:style-name="T3"><text:line-break/></text:span><text:span text:style-name="T3"><text:line-break/></text:span><text:span text:style-name="T3">6. Couche applicati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rnet</text:span><text:span text:style-name="T4"><text:line-break/></text:span><text:span text:style-name="T3">1. Couche physique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La couche physique permet de :</text:span><text:span text:style-name="T3"><text:line-break/></text:span><text:span text:style-name="T3">- transmettre 1 </text:span><text:span text:style-name="T5">bit</text:span><text:span text:style-name="T3"> (BInary digiT) d’information</text:span><text:span text:style-name="T3"><text:line-break/></text:span><text:span text:style-name="T3">- entre plusieurs appareil liés à un même milieu </text:span><text:span text:style-name="T3">physique</text:span><text:span text:style-name="T3"><text:line-break/></text:span><text:span text:style-name="T3"><text:line-break/></text:span><text:span text:style-name="T3"><text:line-break/></text:span><text:span text:style-name="T3">Exemple : câble cuivré RJ45, fibre optique, WiFi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rnet</text:span><text:span text:style-name="T4"><text:line-break/></text:span><text:span text:style-name="T3">2. Couche de liaison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La couche de liaison permet de :</text:span><text:span text:style-name="T3"><text:line-break/></text:span><text:span text:style-name="T3">- transmettre des </text:span><text:span text:style-name="T5">trames</text:span><text:span text:style-name="T3"> (suite de bits)</text:span><text:span text:style-name="T3"><text:line-break/></text:span><text:span text:style-name="T3">- entre 2 appareil identifiés par une </text:span><text:span text:style-name="T5">adresse MAC</text:span><text:span text:style-name="T5"> </text:span><text:span text:style-name="T6">liés à un même milieu physique</text:span><text:span text:style-name="T3"><text:line-break/></text:span><text:span text:style-name="T3"><text:line-break/></text:span><text:span text:style-name="T3"><text:line-break/></text:span><text:span text:style-name="T3">La couche de liaison utilise la couche physique</text:span><text:span text:style-name="T3"><text:line-break/></text:span><text:span text:style-name="T3"><text:line-break/></text:span><text:span text:style-name="T3"><text:line-break/></text:span><text:span text:style-name="T3">Connaître son adresse MAC (par exemple </text:span><text:span text:style-name="T3">2c:4d:54:55:c4:c1) : </text:span><text:span text:style-name="T5">ifconfi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rnet</text:span><text:span text:style-name="T4"><text:line-break/></text:span><text:span text:style-name="T3">3. Couche réseau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La couche réseau permet de :</text:span><text:span text:style-name="T3"><text:line-break/></text:span><text:span text:style-name="T3">- transmettre des </text:span><text:span text:style-name="T5">trames</text:span><text:span text:style-name="T3"> (suite de bits)</text:span><text:span text:style-name="T3"><text:line-break/></text:span><text:span text:style-name="T3">- entre 2 appareil identifiés par une </text:span><text:span text:style-name="T5">adresse IP</text:span><text:span text:style-name="T6"> sur </text:span><text:span text:style-name="T6">un réseau IP arbitrairement grand</text:span><text:span text:style-name="T3"><text:line-break/></text:span><text:span text:style-name="T3"><text:line-break/></text:span><text:span text:style-name="T3"><text:line-break/></text:span><text:span text:style-name="T3">La couche réseau utilise la couche de liaison</text:span><text:span text:style-name="T3"><text:line-break/></text:span><text:span text:style-name="T3"><text:line-break/></text:span><text:span text:style-name="T3"><text:line-break/></text:span><text:span text:style-name="T3">Connaître son adresse IP (par exemple </text:span><text:span text:style-name="T3">86.252.191.104) : </text:span><text:span text:style-name="T5">ifconfi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rnet</text:span><text:span text:style-name="T4"><text:line-break/></text:span><text:span text:style-name="T3">4. Couche de transport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La couche de transport permet de :</text:span><text:span text:style-name="T3"><text:line-break/></text:span><text:span text:style-name="T3">- transmettre des </text:span><text:span text:style-name="T5">messages</text:span><text:span text:style-name="T3"><text:line-break/></text:span><text:span text:style-name="T3">- entre 2 </text:span><text:span text:style-name="T5">programmes</text:span><text:span text:style-name="T3"> identifiés par une </text:span><text:span text:style-name="T5">adresse </text:span><text:span text:style-name="T5">IP et un port</text:span><text:span text:style-name="T6"> sur un réseau IP</text:span><text:span text:style-name="T3"><text:line-break/></text:span><text:span text:style-name="T3"><text:line-break/></text:span><text:span text:style-name="T3"><text:line-break/></text:span><text:span text:style-name="T3">La couche de transport utilise la couche réseau</text:span><text:span text:style-name="T3"><text:line-break/></text:span><text:span text:style-name="T3"><text:line-break/></text:span><text:span text:style-name="T3"><text:line-break/></text:span><text:span text:style-name="T3">Exemple : 127.0.0.1:543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rnet</text:span><text:span text:style-name="T4"><text:line-break/></text:span><text:span text:style-name="T3">5. Couche de présentation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La couche de transport permet de :</text:span><text:span text:style-name="T3"><text:line-break/></text:span><text:span text:style-name="T3">- transmettre des </text:span><text:span text:style-name="T5">messages encryptés</text:span><text:span text:style-name="T3"><text:line-break/></text:span><text:span text:style-name="T3">- entre 2 </text:span><text:span text:style-name="T5">programmes</text:span><text:span text:style-name="T3"> identifiés par une </text:span><text:span text:style-name="T5">adresse </text:span><text:span text:style-name="T5">IP et un port</text:span><text:span text:style-name="T6"> sur un réseau IP</text:span><text:span text:style-name="T3"><text:line-break/></text:span><text:span text:style-name="T3"><text:line-break/></text:span><text:span text:style-name="T3"><text:line-break/></text:span><text:span text:style-name="T3">La couche de transport utilise la couche de </text:span><text:span text:style-name="T3">transport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rnet</text:span><text:span text:style-name="T4"><text:line-break/></text:span><text:span text:style-name="T3">6. Couche applicative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La couche de transport permet de :</text:span><text:span text:style-name="T3"><text:line-break/></text:span><text:span text:style-name="T3">- transmettre des </text:span><text:span text:style-name="T5">informations</text:span><text:span text:style-name="T3"><text:line-break/></text:span><text:span text:style-name="T3">- entre 2 </text:span><text:span text:style-name="T5">programmes</text:span><text:span text:style-name="T3"> identifiés par un </text:span><text:span text:style-name="T5">nom de </text:span><text:span text:style-name="T5">domaine</text:span><text:span text:style-name="T6"> sur un réseau IP</text:span><text:span text:style-name="T3"><text:line-break/></text:span><text:span text:style-name="T3"><text:line-break/></text:span><text:span text:style-name="T3"><text:line-break/></text:span><text:span text:style-name="T3">La couche applicative utilise la couche de </text:span><text:span text:style-name="T3">présentation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rnet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Que retenir ?</text:span><text:span text:style-name="T3"><text:line-break/></text:span><text:span text:style-name="T3"><text:line-break/></text:span><text:span text:style-name="T3">- Internet est un empilement de nombreuses </text:span><text:span text:style-name="T3">couches</text:span><text:span text:style-name="T3"><text:line-break/></text:span><text:span text:style-name="T3">- chaque couche remplit un contrat</text:span><text:span text:style-name="T3"><text:line-break/></text:span><text:span text:style-name="T3">- chaque couche peut compter sur sa couche </text:span><text:span text:style-name="T3">inférieure sans savoir comment elle fonctionne</text:span><text:span text:style-name="T3"><text:line-break/></text:span><text:span text:style-name="T3"><text:line-break/></text:span><text:span text:style-name="T5">Les contrats (ou interfaces, ou spécifications, </text:span><text:span text:style-name="T5">ou responsabilités) permettent de cloisonner </text:span><text:span text:style-name="T5">la complexité d’un problè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rrection d’exercices</text:span></text:p>
          </draw:text-box>
        </draw:frame>
        <draw:frame presentation:style-name="pr5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 </text:span><text:span text:style-name="T3">A vous de chois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03-21T15:58:33.145355060</dc:date>
    <meta:editing-duration>PT8H2M5S</meta:editing-duration>
    <meta:editing-cycles>155</meta:editing-cycles>
    <meta:generator>LibreOffice/5.4.6.2$Linux_X86_64 LibreOffice_project/40m0$Build-2</meta:generator>
    <meta:document-statistic meta:object-count="64"/>
  </office:meta>
</office:document-meta>
</file>